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jeto Integrado - Sistema de Gerenciamento de Estoque<text:line-break/><text:line-break/>Descrição<text:line-break/>Este é um sistema básico para gerenciar o estoque de produtos. O sistema permite adicionar, remover e atualizar produtos no estoque, bem como consultar o estoque atual.<text:line-break/><text:line-break/>Como Executar<text:line-break/>1. Clone o repositório com o seguinte comando:<text:line-break/><text:s text:c="4"/>bash<text:line-break/><text:s text:c="4"/>git clone &lt;<text:a xlink:href="https://github.com/larissa2256/Projeto-Integrado-2.git" office:target-frame-name="_top" xlink:show="replace">https://github.com/larissa2256/Projeto-Integrado-2.git</text:a>&gt;<text:line-break/><text:s text:c="4"/><text:line-break/>2. Navegue até o diretório do projeto:<text:line-break/><text:s text:c="4"/>bash<text:line-break/><text:s text:c="4"/>cd Projetointegrado<text:line-break/><text:s text:c="4"/><text:line-break/>3. Compile e execute o projeto usando Maven:<text:line-break/><text:s text:c="4"/>bash<text:line-break/><text:s text:c="4"/>mvn clean package<text:line-break/><text:s text:c="4"/>java -jar target/Projetointegrado-1.0-SNAPSHOT.jar<text:line-break/><text:s text:c="4"/><text:line-break/><text:line-break/>Estrutura do Projeto<text:line-break/>O projeto está organizado nas seguintes classes principais:<text:line-break/><text:line-break/>- Produto: Classe que representa um produto no estoque.<text:line-break/>- Estoque: Gerencia a lista de produtos disponíveis.<text:line-break/>- Cliente: Representa um cliente no sistema.<text:line-break/>- Fornecedor: Gerencia os fornecedores dos produtos.<text:line-break/>- Main: Classe principal responsável pela execução do sistema.<text:line-break/><text:line-break/>Funcionalidades Principais<text:line-break/>- Adicionar novos produtos ao estoque.<text:line-break/>- Remover produtos do estoque.<text:line-break/>- Atualizar informações de produtos existentes.<text:line-break/>- Consultar a lista de produtos disponíveis.<text:line-break/><text:line-break/>Escolhas de Design<text:line-break/>O projeto foi desenvolvido com uma estrutura simples para facilitar a expansão futura. As principais classes foram separadas em diferentes componentes (Produto, Estoque, Cliente e Fornecedor) para manter a responsabilidade de cada classe clara e focada.<text:line-break/><text:line-break/>Ferramentas Utilizadas<text:line-break/>- Maven: Gerenciamento de dependências e automação de compilação.<text:line-break/>- Git: Controle de versão do código.<text:line-break/>- Java: Linguagem de programação principal.<text:line-break/><text:line-break/>Processos de Software Adotados<text:line-break/>- DAO (Data Access Object): Utilizado para acessar e gerenciar os dados de produtos e estoque. Isso separa a lógica de negócios da lógica de persistência de dados.<text:line-break/>- Controle de versão (Git): O projeto foi versionado usando Git, permitindo o controle completo das alterações e colaboração com outros desenvolvedores.<text:line-break/><text:line-break/><text:soft-page-break/>Publicação no GitHub<text:line-break/>Este projeto está publicado no GitHub. Para acessar, siga o link:<text:line-break/><text:line-break/></text:p>
      <text:p text:style-name="Standard">Link do Repositório:(<text:s/><text:a xlink:href="https://github.com/larissa2256/Projeto-Integrado-2.git" office:target-frame-name="_top" xlink:show="replace">https://github.com/larissa2256/Projeto-Integrado-2.git</text:a><text:s/>)</text:p>
      <text:p text:style-name="Standard"/>
      <text:p text:style-name="Standard">Alunos:</text:p>
      <text:p text:style-name="Standard">Andréa Alves Bonfim</text:p>
      <text:p text:style-name="Standard">Erick Vinicius de Oliveira Lima</text:p>
      <text:p text:style-name="Standard">Larissa Barbosa da Silva</text:p>
      <text:p text:style-name="Standard"/>
      <text:p text:style-name="Standard">Universidade:</text:p>
      <text:p text:style-name="Standard">Universidade Federal do Cariri - UFC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ário</meta:initial-creator>
    <dc:creator>LARISSA BARBOSA</dc:creator>
    <meta:creation-date>2024-09-11T01:33:00Z</meta:creation-date>
    <dc:date>2024-09-11T01:33:00Z</dc:date>
    <meta:template xlink:href="Normal" xlink:type="simple"/>
    <meta:editing-cycles>2</meta:editing-cycles>
    <meta:editing-duration>PT60S</meta:editing-duration>
    <meta:document-statistic meta:page-count="2" meta:paragraph-count="4" meta:word-count="373" meta:character-count="2385" meta:row-count="16" meta:non-whitespace-character-count="2016"/>
  </office:meta>
</office:document-meta>
</file>